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1000000CD5E41A5977D670B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ff6d6d" draw:textarea-horizontal-align="justify" draw:textarea-vertical-align="middle" draw:auto-grow-height="false" fo:min-height="0.388cm" fo:min-width="0.138cm" fo:wrap-option="wrap"/>
    </style:style>
    <style:style style:name="gr2" style:family="graphic" style:parent-style-name="standard">
      <style:graphic-properties svg:stroke-opacity="0%" draw:fill-color="#ff6d6d" draw:textarea-horizontal-align="justify" draw:textarea-vertical-align="middle" draw:auto-grow-height="false" fo:min-height="0.634cm" fo:min-width="0.384cm" fo:wrap-option="wrap"/>
    </style:style>
    <style:style style:name="gr3" style:family="graphic" style:parent-style-name="standard">
      <style:graphic-properties svg:stroke-opacity="0%" draw:fill-color="#ff6d6d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4" style:family="graphic" style:parent-style-name="standard">
      <style:graphic-properties svg:stroke-opacity="0%" draw:fill-color="#00a933" draw:textarea-horizontal-align="justify" draw:textarea-vertical-align="middle" draw:auto-grow-height="false" fo:min-height="0.388cm" fo:min-width="0.138cm" fo:wrap-option="wrap"/>
    </style:style>
    <style:style style:name="gr5" style:family="graphic" style:parent-style-name="standard">
      <style:graphic-properties svg:stroke-opacity="0%" draw:fill-color="#00a933" draw:textarea-horizontal-align="justify" draw:textarea-vertical-align="middle" draw:auto-grow-height="false" fo:min-height="0.634cm" fo:min-width="0.384cm" fo:wrap-option="wrap"/>
    </style:style>
    <style:style style:name="gr6" style:family="graphic" style:parent-style-name="standard">
      <style:graphic-properties svg:stroke-opacity="0%" draw:fill-color="#00a933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fill-color="#00a9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opacity="0%" draw:fill-color="#f10d0c" draw:textarea-horizontal-align="justify" draw:textarea-vertical-align="middle" draw:auto-grow-height="false" fo:min-height="0.388cm" fo:min-width="0.138cm" fo:wrap-option="wrap"/>
    </style:style>
    <style:style style:name="gr9" style:family="graphic" style:parent-style-name="standard">
      <style:graphic-properties svg:stroke-opacity="0%" draw:fill-color="#f10d0c" draw:textarea-horizontal-align="justify" draw:textarea-vertical-align="middle" draw:auto-grow-height="false" fo:min-height="0.634cm" fo:min-width="0.384cm" fo:wrap-option="wrap"/>
    </style:style>
    <style:style style:name="gr10" style:family="graphic" style:parent-style-name="standard">
      <style:graphic-properties svg:stroke-opacity="0%" draw:fill-color="#f10d0c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11" style:family="graphic" style:parent-style-name="standard">
      <style:graphic-properties svg:stroke-opacity="0%" draw:fill-color="#ffa6a6" draw:textarea-horizontal-align="justify" draw:textarea-vertical-align="middle" draw:auto-grow-height="false" fo:min-height="0.388cm" fo:min-width="0.138cm" fo:wrap-option="wrap"/>
    </style:style>
    <style:style style:name="gr12" style:family="graphic" style:parent-style-name="standard">
      <style:graphic-properties svg:stroke-opacity="0%" draw:fill-color="#ffa6a6" draw:textarea-horizontal-align="justify" draw:textarea-vertical-align="middle" draw:auto-grow-height="false" fo:min-height="0.634cm" fo:min-width="0.384cm" fo:wrap-option="wrap"/>
    </style:style>
    <style:style style:name="gr13" style:family="graphic" style:parent-style-name="standard">
      <style:graphic-properties svg:stroke-opacity="0%" draw:fill-color="#ffa6a6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14" style:family="graphic" style:parent-style-name="standard">
      <style:graphic-properties svg:stroke-opacity="0%" draw:fill-color="#3465a4" draw:textarea-horizontal-align="justify" draw:textarea-vertical-align="middle" draw:auto-grow-height="false" fo:min-height="0.388cm" fo:min-width="0.138cm" fo:wrap-option="wrap"/>
    </style:style>
    <style:style style:name="gr15" style:family="graphic" style:parent-style-name="standard">
      <style:graphic-properties svg:stroke-opacity="0%" draw:fill-color="#3465a4" draw:textarea-horizontal-align="justify" draw:textarea-vertical-align="middle" draw:auto-grow-height="false" fo:min-height="0.634cm" fo:min-width="0.384cm" fo:wrap-option="wrap"/>
    </style:style>
    <style:style style:name="gr16" style:family="graphic" style:parent-style-name="standard">
      <style:graphic-properties svg:stroke-opacity="0%" draw:fill-color="#3465a4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17" style:family="graphic" style:parent-style-name="standard">
      <style:graphic-properties svg:stroke-opacity="0%" draw:fill-color="#b4c7dc" draw:textarea-horizontal-align="justify" draw:textarea-vertical-align="middle" draw:auto-grow-height="false" fo:min-height="0.388cm" fo:min-width="0.138cm" fo:wrap-option="wrap"/>
    </style:style>
    <style:style style:name="gr18" style:family="graphic" style:parent-style-name="standard">
      <style:graphic-properties svg:stroke-opacity="0%" draw:fill-color="#b4c7dc" draw:textarea-horizontal-align="justify" draw:textarea-vertical-align="middle" draw:auto-grow-height="false" fo:min-height="0.634cm" fo:min-width="0.384cm" fo:wrap-option="wrap"/>
    </style:style>
    <style:style style:name="gr19" style:family="graphic" style:parent-style-name="standard">
      <style:graphic-properties svg:stroke-opacity="0%" draw:fill-color="#b4c7dc" draw:textarea-horizontal-align="justify" draw:textarea-vertical-align="middle" draw:auto-grow-height="false" fo:min-height="0.453cm" fo:min-width="0.978cm" fo:padding-top="0.1cm" fo:padding-left="0.1cm" fo:padding-right="0.1cm" fo:wrap-option="no-wrap"/>
      <style:paragraph-properties style:writing-mode="lr-tb"/>
    </style:style>
    <style:style style:name="gr20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0.388cm" fo:min-width="0.138cm" fo:wrap-option="wrap"/>
    </style:style>
    <style:style style:name="gr21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0.634cm" fo:min-width="0.384cm" fo:wrap-option="wrap"/>
    </style:style>
    <style:style style:name="gr22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0.428cm" fo:min-width="0.978cm" fo:padding-top="0.1cm" fo:padding-left="0.1cm" fo:padding-right="0.1cm" fo:wrap-option="no-wrap"/>
      <style:paragraph-properties style:writing-mode="lr-tb"/>
    </style:style>
    <style:style style:name="gr23" style:family="graphic" style:parent-style-name="Object_20_with_20_no_20_fill_20_and_20_no_20_line">
      <style:graphic-properties svg:stroke-color="#afd095" draw:fill-color="#afd09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6d6d"/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6pt"/>
    </style:style>
    <style:style style:name="P3" style:family="paragraph">
      <loext:graphic-properties draw:fill-color="#ff6d6d"/>
      <style:paragraph-properties fo:text-align="center"/>
      <style:text-properties fo:color="#ffffff" loext:opacity="100%" fo:font-size="16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00a933"/>
      <style:paragraph-properties fo:text-align="center"/>
      <style:text-properties fo:color="#ffffff" loext:opacity="100%" fo:font-size="18pt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f10d0c"/>
      <style:paragraph-properties fo:text-align="center"/>
      <style:text-properties fo:color="#ffffff" loext:opacity="100%" fo:font-size="16pt"/>
    </style:style>
    <style:style style:name="P8" style:family="paragraph">
      <loext:graphic-properties draw:fill-color="#ffa6a6"/>
      <style:paragraph-properties fo:text-align="center"/>
    </style:style>
    <style:style style:name="P9" style:family="paragraph">
      <loext:graphic-properties draw:fill-color="#ffa6a6"/>
      <style:paragraph-properties fo:text-align="center"/>
      <style:text-properties fo:color="#ffffff" loext:opacity="100%" fo:font-size="16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color="#ffffff" loext:opacity="100%" fo:font-size="16pt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-color="#b4c7dc"/>
      <style:paragraph-properties fo:text-align="center"/>
      <style:text-properties fo:color="#ffffff" loext:opacity="100%" fo:font-size="16pt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loext:graphic-properties draw:fill-color="#afd095"/>
      <style:paragraph-properties fo:text-align="center"/>
      <style:text-properties fo:color="#ffffff" loext:opacity="100%" fo:font-size="18pt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cm" svg:height="0.9cm" svg:x="2.675cm" svg:y="6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25cm" svg:height="1.25cm" svg:x="2.5cm" svg:y="7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5cm" svg:height="0.75cm" svg:x="2.5cm" svg:y="8.25cm">
            <text:p text:style-name="P2"><text:span text:style-name="T1">GL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0.9cm" svg:height="0.9cm" svg:x="2.925cm" svg:y="16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25cm" svg:height="1.25cm" svg:x="2.75cm" svg:y="17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1.25cm" svg:height="0.75cm" svg:x="2.75cm" svg:y="17.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1cm" svg:height="0.85cm" svg:x="2.875cm" svg:y="17.633cm">
            <draw:image xlink:href="Pictures/10000001000000F1000000CD5E41A5977D670BCC.png" xlink:type="simple" xlink:show="embed" xlink:actuate="onLoad" draw:mime-type="image/png">
              <text:p/>
            </draw:image>
          </draw:frame>
        </draw:g>
        <draw:g>
          <draw:custom-shape draw:style-name="gr8" draw:text-style-name="P6" draw:layer="layout" svg:width="0.9cm" svg:height="0.9cm" svg:x="2.743cm" svg:y="2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1.25cm" svg:height="1.25cm" svg:x="2.568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25cm" svg:height="0.75cm" svg:x="2.568cm" svg:y="3.61cm">
            <text:p text:style-name="P2"><text:span text:style-name="T1">P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8" draw:layer="layout" svg:width="0.9cm" svg:height="0.9cm" svg:x="9.17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1.25cm" svg:height="1.25cm" svg:x="9cm" svg:y="7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1.25cm" svg:height="0.75cm" svg:x="9cm" svg:y="8.287cm">
            <text:p text:style-name="P2"><text:span text:style-name="T1">RGL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0" draw:layer="layout" svg:width="0.9cm" svg:height="0.9cm" svg:x="2.675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0" draw:layer="layout" svg:width="1.25cm" svg:height="1.25cm" svg:x="2.5cm" svg:y="12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1.25cm" svg:height="0.75cm" svg:x="2.5cm" svg:y="13.287cm">
            <text:p text:style-name="P2"><text:span text:style-name="T1">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" draw:text-style-name="P12" draw:layer="layout" svg:width="0.9cm" svg:height="0.9cm" svg:x="6.826cm" svg:y="11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2" draw:layer="layout" svg:width="1.25cm" svg:height="1.25cm" svg:x="6.651cm" svg:y="12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25cm" svg:height="0.75cm" svg:x="6.651cm" svg:y="13.345cm">
            <text:p text:style-name="P2"><text:span text:style-name="T1">R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14" draw:layer="layout" svg:width="0.9cm" svg:height="0.9cm" svg:x="9.675cm" svg:y="1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layout" svg:width="1.25cm" svg:height="1.25cm" svg:x="9.5cm" svg:y="17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layout" svg:width="1.25cm" svg:height="0.75cm" svg:x="9.5cm" svg:y="17.78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4" draw:layer="layout" svg:width="1cm" svg:height="0.85cm" svg:x="9.625cm" svg:y="17.67cm">
            <draw:image xlink:href="Pictures/10000001000000F1000000CD5E41A5977D670BCC.png" xlink:type="simple" xlink:show="embed" xlink:actuate="onLoad" draw:mime-type="image/png">
              <text:p/>
            </draw:image>
          </draw:frame>
        </draw:g>
        <draw:frame draw:style-name="gr24" draw:text-style-name="P16" draw:layer="layout" svg:width="4.697cm" svg:height="0.962cm" svg:x="2.053cm" svg:y="9.288cm">
          <draw:text-box>
            <text:p>Guest Lecturer</text:p>
          </draw:text-box>
        </draw:frame>
        <draw:frame draw:style-name="gr24" draw:text-style-name="P16" draw:layer="layout" svg:width="3.216cm" svg:height="0.962cm" svg:x="2.25cm" svg:y="4.75cm">
          <draw:text-box>
            <text:p>Professor</text:p>
          </draw:text-box>
        </draw:frame>
        <draw:frame draw:style-name="gr24" draw:text-style-name="P16" draw:layer="layout" svg:width="7.093cm" svg:height="0.962cm" svg:x="8.5cm" svg:y="9.288cm">
          <draw:text-box>
            <text:p>Remote Guest Lecturer</text:p>
          </draw:text-box>
        </draw:frame>
        <draw:frame draw:style-name="gr24" draw:text-style-name="P16" draw:layer="layout" svg:width="2.686cm" svg:height="0.962cm" svg:x="2.064cm" svg:y="14.288cm">
          <draw:text-box>
            <text:p>Student</text:p>
          </draw:text-box>
        </draw:frame>
        <draw:frame draw:style-name="gr24" draw:text-style-name="P16" draw:layer="layout" svg:width="5.082cm" svg:height="0.962cm" svg:x="6.25cm" svg:y="14.25cm">
          <draw:text-box>
            <text:p>Remote Student</text:p>
          </draw:text-box>
        </draw:frame>
        <draw:frame draw:style-name="gr24" draw:text-style-name="P16" draw:layer="layout" svg:width="4.782cm" svg:height="0.962cm" svg:x="2.25cm" svg:y="18.788cm">
          <draw:text-box>
            <text:p>ASL Interpreter</text:p>
          </draw:text-box>
        </draw:frame>
        <draw:frame draw:style-name="gr24" draw:text-style-name="P16" draw:layer="layout" svg:width="7.14cm" svg:height="0.962cm" svg:x="8.968cm" svg:y="18.75cm">
          <draw:text-box>
            <text:p>Remote ASL Interpre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5T13:19:08.632617330</meta:creation-date>
    <dc:date>2021-11-25T14:35:21.972082329</dc:date>
    <meta:editing-duration>PT14M2S</meta:editing-duration>
    <meta:editing-cycles>3</meta:editing-cycles>
    <meta:generator>LibreOffice/7.2.2.2$Linux_X86_64 LibreOffice_project/20$Build-2</meta:generator>
    <meta:document-statistic meta:object-count="37"/>
  </office:meta>
</office:document-meta>
</file>